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1">
      <style:text-properties officeooo:rsid="000af041" officeooo:paragraph-rsid="000af041"/>
    </style:style>
    <style:style style:name="P6" style:family="paragraph" style:parent-style-name="Heading_20_1">
      <style:text-properties officeooo:rsid="000b41bc" officeooo:paragraph-rsid="000b41bc"/>
    </style:style>
    <style:style style:name="P7" style:family="paragraph" style:parent-style-name="Heading_20_1">
      <style:text-properties officeooo:rsid="000d1182" officeooo:paragraph-rsid="000d1182"/>
    </style:style>
    <style:style style:name="P8" style:family="paragraph" style:parent-style-name="Text_20_body" style:list-style-name="L3">
      <style:text-properties officeooo:rsid="000af041" officeooo:paragraph-rsid="000af041"/>
    </style:style>
    <style:style style:name="P9" style:family="paragraph" style:parent-style-name="Text_20_body" style:list-style-name="L4">
      <style:text-properties officeooo:rsid="000b41bc" officeooo:paragraph-rsid="000b41bc"/>
    </style:style>
    <style:style style:name="P10" style:family="paragraph" style:parent-style-name="Text_20_body" style:list-style-name="L5">
      <style:text-properties officeooo:rsid="000d1182" officeooo:paragraph-rsid="000d1182"/>
    </style:style>
    <style:style style:name="P11" style:family="paragraph" style:parent-style-name="Text_20_body" style:list-style-name="L5">
      <style:text-properties officeooo:rsid="000dbe14" officeooo:paragraph-rsid="000dbe14"/>
    </style:style>
    <style:style style:name="P12" style:family="paragraph" style:parent-style-name="Text_20_body" style:list-style-name="L5">
      <style:text-properties officeooo:rsid="000fb6be" officeooo:paragraph-rsid="000fb6be"/>
    </style:style>
    <style:style style:name="P13" style:family="paragraph" style:parent-style-name="Text_20_body" style:list-style-name="L5">
      <style:text-properties officeooo:rsid="00137b62" officeooo:paragraph-rsid="00137b62"/>
    </style:style>
    <style:style style:name="P14" style:family="paragraph" style:parent-style-name="Text_20_body" style:list-style-name="L5">
      <style:text-properties officeooo:rsid="0015324b" officeooo:paragraph-rsid="0015324b"/>
    </style:style>
    <style:style style:name="P15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5" text:outline-level="1">Part Types</text:h>
      <text:list xml:id="list8271481498810557947" text:style-name="L3">
        <text:list-item>
          <text:p text:style-name="P8">Armor: Basic armor. 2000 HP</text:p>
        </text:list-item>
        <text:list-item>
          <text:p text:style-name="P8">Armor II: 5000 HP</text:p>
        </text:list-item>
        <text:list-item>
          <text:p text:style-name="P8">Bolt Cannon: Fires bolts. Costs 1000 energy per shot, each hit does 1000 damage.</text:p>
        </text:list-item>
        <text:list-item>
          <text:p text:style-name="P8">Plasma Cannon: Fires slow moving bolts. Costs 3000 energy per shot, each hit does 3000 damage.</text:p>
        </text:list-item>
        <text:list-item>
          <text:p text:style-name="P8">Bolt Turret: Fires small bolts. Costs 700 energy per shot, and each hit does 400 damage. Can fire in any direction where it has a clear shot.</text:p>
        </text:list-item>
        <text:list-item>
          <text:p text:style-name="P8">Engine: Pushes the ship forward.</text:p>
        </text:list-item>
        <text:list-item>
          <text:p text:style-name="P8">Thruster: Like the engine, but can fire in any direction.</text:p>
        </text:list-item>
        <text:list-item>
          <text:p text:style-name="P8">Shield generator: Creates a bubble of shield around the ship.</text:p>
        </text:list-item>
        <text:list-item>
          <text:p text:style-name="P8">Fusion Reactor: Provides 2000 energy per second.</text:p>
        </text:list-item>
        <text:list-item>
          <text:p text:style-name="P8">Antimatter Reactor: Provides 8000 energy per second. Explodes on death.</text:p>
        </text:list-item>
      </text:list>
      <text:h text:style-name="P6" text:outline-level="1">Possible Game Names</text:h>
      <text:list xml:id="list7383739313097634703" text:style-name="L4">
        <text:list-item>
          <text:p text:style-name="P9">Frankenship</text:p>
        </text:list-item>
        <text:list-item>
          <text:p text:style-name="P9">Constructobot</text:p>
        </text:list-item>
      </text:list>
      <text:h text:style-name="P7" text:outline-level="1"><text:soft-page-break/>Tasks</text:h>
      <text:list xml:id="list4927669273179213236" text:style-name="L5">
        <text:list-item>
          <text:p text:style-name="P15">Command centers</text:p>
        </text:list-item>
        <text:list-item>
          <text:p text:style-name="P15">Continuity checking</text:p>
        </text:list-item>
        <text:list-item>
          <text:p text:style-name="P10">Attachment</text:p>
        </text:list-item>
        <text:list-item>
          <text:p text:style-name="P10">Power</text:p>
        </text:list-item>
        <text:list-item>
          <text:p text:style-name="P14">Max Speed</text:p>
        </text:list-item>
        <text:list-item>
          <text:p text:style-name="P10">AI</text:p>
        </text:list-item>
        <text:list-item>
          <text:p text:style-name="P10">Enemy spawning</text:p>
        </text:list-item>
        <text:list-item>
          <text:p text:style-name="P10">Win/loss conditions, screens</text:p>
        </text:list-item>
        <text:list-item>
          <text:p text:style-name="P10">Asteroids</text:p>
        </text:list-item>
        <text:list-item>
          <text:p text:style-name="P10">Advanced components (P-Cannon, Turret, Engine, Shield, Antimatter Reactor)</text:p>
        </text:list-item>
        <text:list-item>
          <text:p text:style-name="P11">Final graphics</text:p>
        </text:list-item>
        <text:list-item>
          <text:p text:style-name="P12">Sound</text:p>
        </text:list-item>
        <text:list-item>
          <text:p text:style-name="P10">Title screen, levels of difficulty <text:span text:style-name="T1">(Trivial, Easy, Medium, Hard, Expert, Impossible)</text:span></text:p>
        </text:list-item>
        <text:list-item>
          <text:p text:style-name="P13">High score sys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2T17:17:05.880000000</dc:date>
    <meta:editing-duration>PT3H44M21S</meta:editing-duration>
    <meta:editing-cycles>1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1" meta:word-count="298" meta:character-count="1613" meta:non-whitespace-character-count="1391"/>
  </office:meta>
</office:document-meta>
</file>